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173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ibPLUiM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thè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PR lie aux cavites souterraines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ale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te archeologique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archéolog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ea argile fort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arg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ea argile moyen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arg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oit de preemption urbain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DP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oit de preemption urbain renforce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DP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imetre DUP Ligne 15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DUP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mplacement reserve (pour voie ou ouvrages publics, equipements et installations d'interet general, espaces verts)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gnement d'arbres a creer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gnement d'arbres a preserver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bre remarquable</text:p>
          </table:table-cell>
          <table:table-cell table:style-name="ce1" office:value-type="string" calcext:value-type="string">
            <text:p>pres_pct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e paysager proteg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e paysager protege bois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e paysager protege de grandes residences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e paysager protege mare et zone humid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e paysager protege participant a la gestion de l'eau de plui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espace paysa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aire de sauvegarde de commerce et artisanat</text:p>
          </table:table-cell>
          <table:table-cell table:style-name="ce1" office:value-type="string" calcext:value-type="string">
            <text:p>info_lin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imetre de sauvegarde des commerces et artisanat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gnement obligatoire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aire actif a creer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neaire de commerces et d'activites de service a creer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l obligatoire</text:p>
          </table:table-cell>
          <table:table-cell table:style-name="ce1" office:value-type="string" calcext:value-type="string">
            <text:p>pres_lin</text:p>
          </table:table-cell>
          <table:table-cell table:style-name="ce1" office:value-type="string" calcext:value-type="string">
            <text:p>mixité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P Canal Avenue Gallieni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O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P Gare de Bondy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O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P Pont de Bondy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O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P Territoire Plaine de l'Ourcq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O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i ou ensemble bati ou monument historiqu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patrimo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semble bati, urbain et paysager remarquable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patrimo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PCOA Avenue Gallieni Canal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PPCO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PCOA Edouard Vaillant - Abreuvoir - Pont de Bondy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PPCO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PCOA Gare - Centre-ville de Bondy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PPCO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one de developpement prioritaire pour un reseau de chaleur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R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imetre 500m applicable aux constructions a destination de bureau</text:p>
          </table:table-cell>
          <table:table-cell table:style-name="ce1" office:value-type="string" calcext:value-type="string">
            <text:p>pres_surf</text:p>
          </table:table-cell>
          <table:table-cell table:style-name="ce1" office:value-type="string" calcext:value-type="string">
            <text:p>servitu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ement sonore categorie 1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ement sonore categorie 2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ement sonore categorie 3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ement sonore categorie 4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ement sonore categorie 5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xe d'amenagement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C Les Rives de l'Ourcq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ZA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C Quartier Durable, de la Plaine de l'Ourcq</text:p>
          </table:table-cell>
          <table:table-cell table:style-name="ce1" office:value-type="string" calcext:value-type="string">
            <text:p>info_surf</text:p>
          </table:table-cell>
          <table:table-cell table:style-name="ce1" office:value-type="string" calcext:value-type="string">
            <text:p>ZA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zh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A16B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A30A22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A48E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00A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00Cb1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40C19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48C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E91Anr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Eh91Anr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Ei90Anr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Ei91Anr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Ev91Hnr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70M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74M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88E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88F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90E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92E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96E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H98E10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24L13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68D13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 Bd1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 No1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 No7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60C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70E19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90D19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90D22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90F16</text:p>
          </table:table-cell>
          <table:table-cell table:number-columns-repeated="2" table:style-name="ce1" office:value-type="string" calcext:value-type="string">
            <text:p>zone</text:p>
          </table:table-cell>
          <table:table-cell table:number-columns-repeated="102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ibPLUiM2.A1:libPLUiM2.C7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4T18:31:36.578000000</dc:date>
    <meta:editing-duration>PT3H24M21S</meta:editing-duration>
    <meta:editing-cycles>1</meta:editing-cycles>
    <meta:document-statistic meta:table-count="1" meta:cell-count="225" meta:object-count="0"/>
    <meta:generator>LibreOffice/7.2.3.2$Windows_X86_64 LibreOffice_project/d166454616c1632304285822f9c83ce2e660fd92</meta:generator>
  </office:meta>
</office:document-meta>
</file>